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A bank statement shows transaction history and is useful for financial tracking. This guide covers retrieval methods in India.</text:p>
      <text:h text:style-name="P1" text:outline-level="2">Steps</text:h>
      <text:list text:style-name="L21">
        <text:list-item>
          <text:p text:style-name="P23"><text:span text:style-name="Strong_20_Emphasis">Internet Banking</text:span>: Log in to bank’s website, go to “Accounts,” select “Download Statement.”</text:p>
        </text:list-item>
        <text:list-item>
          <text:p text:style-name="P23"><text:span text:style-name="Strong_20_Emphasis">Choose Period</text:span>: Select date range (e.g., last month, quarter).</text:p>
        </text:list-item>
        <text:list-item>
          <text:p text:style-name="P23"><text:span text:style-name="Strong_20_Emphasis">Download</text:span>: Save as PDF or Excel; password-protected in some cases.</text:p>
        </text:list-item>
        <text:list-item>
          <text:p text:style-name="P23"><text:span text:style-name="Strong_20_Emphasis">Mobile App</text:span>: Open app, navigate to “Statements,” download for desired period.</text:p>
        </text:list-item>
        <text:list-item>
          <text:p text:style-name="P23"><text:span text:style-name="Strong_20_Emphasis">Branch</text:span>: Visit bank, request statement, provide ID proof and account details.</text:p>
        </text:list-item>
        <text:list-item>
          <text:p text:style-name="P23"><text:span text:style-name="Strong_20_Emphasis">Email</text:span>: Some banks email statements on request; check registered email.</text:p>
        </text:list-item>
        <text:list-item>
          <text:p text:style-name="P23"><text:span text:style-name="Strong_20_Emphasis">ATM</text:span>: Use “Mini Statement” for last 10 transactions.</text:p>
        </text:list-item>
      </text:list>
      <text:h text:style-name="P1" text:outline-level="2">Notes</text:h>
      <text:list text:style-name="L22">
        <text:list-item>
          <text:p text:style-name="P24">Online statements are free; branch requests may have fees.</text:p>
        </text:list-item>
        <text:list-item>
          <text:p text:style-name="P24">Ensure net banking is active for downloads.</text:p>
        </text:list-item>
        <text:list-item>
          <text:p text:style-name="P24">Statements older than 6 months may need branch request.</text:p>
        </text:list-item>
      </text:list>
      <text:h text:style-name="P1" text:outline-level="2">Key Terms</text:h>
      <text:p text:style-name="P2">Bank statement, internet banking, mobile app, download, PDF, branch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6:42.961814980</dc:date>
    <meta:editing-duration>PT13M27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40" meta:character-count="886" meta:non-whitespace-character-count="772"/>
  </office:meta>
</office:document-meta>
</file>